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8031" officeooo:paragraph-rsid="00128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1:</text:p>
      <text:p text:style-name="P1">Enter an integer to be stored into an array(-1 to quit): 7</text:p>
      <text:p text:style-name="P1">Enter an integer to be stored into an array(-1 to quit): 5</text:p>
      <text:p text:style-name="P1">Enter an integer to be stored into an array(-1 to quit): 4</text:p>
      <text:p text:style-name="P1">Enter an integer to be stored into an array(-1 to quit): 3</text:p>
      <text:p text:style-name="P1">Enter an integer to be stored into an array(-1 to quit): 5</text:p>
      <text:p text:style-name="P1">Enter an integer to be stored into an array(-1 to quit): 6</text:p>
      <text:p text:style-name="P1">Enter an integer to be stored into an array(-1 to quit): 7</text:p>
      <text:p text:style-name="P1">Enter an integer to be stored into an array(-1 to quit): 8</text:p>
      <text:p text:style-name="P1">Enter an integer to be stored into an array(-1 to quit): 9</text:p>
      <text:p text:style-name="P1">Enter an integer to be stored into an array(-1 to quit): 6</text:p>
      <text:p text:style-name="P1">Enter an integer to be stored into an array(-1 to quit): 4</text:p>
      <text:p text:style-name="P1">Enter an integer to be stored into an array(-1 to quit): 3</text:p>
      <text:p text:style-name="P1">Enter an integer to be stored into an array(-1 to quit): 5</text:p>
      <text:p text:style-name="P1">Enter an integer to be stored into an array(-1 to quit): 67</text:p>
      <text:p text:style-name="P1">Enter an integer to be stored into an array(-1 to quit): 78</text:p>
      <text:p text:style-name="P1">Enter an integer to be stored into an array(-1 to quit): -10</text:p>
      <text:p text:style-name="P1">Enter an integer to be stored into an array(-1 to quit): 2</text:p>
      <text:p text:style-name="P1">Enter an integer to be stored into an array(-1 to quit): 43</text:p>
      <text:p text:style-name="P1">Enter an integer to be stored into an array(-1 to quit): -1</text:p>
      <text:p text:style-name="P1">Mean: 14</text:p>
      <text:p text:style-name="P1">Mean2: 14</text:p>
      <text:p text:style-name="P1">arr deleted</text:p>
      <text:p text:style-name="P1">Goodbye.</text:p>
      <text:p text:style-name="P1"/>
      <text:p text:style-name="P1">Output 2: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1</text:p>
      <text:p text:style-name="P1">Enter an integer to be stored into an array(-1 to quit): -1</text:p>
      <text:p text:style-name="P1">Mean: 1</text:p>
      <text:p text:style-name="P1">Mean2: 1</text:p>
      <text:p text:style-name="P1">arr deleted</text:p>
      <text:p text:style-name="P1">Goodby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1:21:30.562203313</meta:creation-date>
    <dc:date>2019-08-27T21:23:41.906196527</dc:date>
    <meta:editing-duration>PT2M12S</meta:editing-duration>
    <meta:editing-cycles>1</meta:editing-cycles>
    <meta:document-statistic meta:table-count="0" meta:image-count="0" meta:object-count="0" meta:page-count="1" meta:paragraph-count="41" meta:word-count="390" meta:character-count="1893" meta:non-whitespace-character-count="1544"/>
    <meta:generator>LibreOffice/5.3.6.1$Linux_X86_64 LibreOffice_project/30$Build-1</meta:generator>
  </office:meta>
</office:document-meta>
</file>